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0af2" officeooo:paragraph-rsid="00160af2"/>
    </style:style>
    <style:style style:name="P2" style:family="paragraph" style:parent-style-name="Standard">
      <style:text-properties officeooo:rsid="0016c224" officeooo:paragraph-rsid="0016c224"/>
    </style:style>
    <style:style style:name="P3" style:family="paragraph" style:parent-style-name="Standard">
      <style:text-properties officeooo:rsid="001736d4" officeooo:paragraph-rsid="001736d4"/>
    </style:style>
    <style:style style:name="P4" style:family="paragraph" style:parent-style-name="Standard">
      <style:text-properties officeooo:rsid="00190b8f" officeooo:paragraph-rsid="00190b8f"/>
    </style:style>
    <style:style style:name="P5" style:family="paragraph" style:parent-style-name="Standard">
      <style:paragraph-properties fo:break-before="page"/>
      <style:text-properties officeooo:rsid="00190b8f" officeooo:paragraph-rsid="00190b8f"/>
    </style:style>
    <style:style style:name="P6" style:family="paragraph" style:parent-style-name="Standard">
      <style:text-properties officeooo:rsid="00190b8f" officeooo:paragraph-rsid="001736d4"/>
    </style:style>
    <style:style style:name="P7" style:family="paragraph" style:parent-style-name="Standard">
      <style:text-properties officeooo:rsid="00192e20" officeooo:paragraph-rsid="00192e20"/>
    </style:style>
    <style:style style:name="P8" style:family="paragraph" style:parent-style-name="Standard">
      <style:text-properties officeooo:rsid="001a5d51" officeooo:paragraph-rsid="001a5d51"/>
    </style:style>
    <style:style style:name="P9" style:family="paragraph" style:parent-style-name="Standard">
      <style:text-properties officeooo:rsid="001baa7e" officeooo:paragraph-rsid="001baa7e"/>
    </style:style>
    <style:style style:name="P10" style:family="paragraph" style:parent-style-name="Standard">
      <style:text-properties officeooo:rsid="001cd65e" officeooo:paragraph-rsid="001cd65e"/>
    </style:style>
    <style:style style:name="P11" style:family="paragraph" style:parent-style-name="Standard">
      <style:text-properties officeooo:rsid="00203c3d" officeooo:paragraph-rsid="00203c3d"/>
    </style:style>
    <style:style style:name="P12" style:family="paragraph" style:parent-style-name="Standard">
      <style:text-properties officeooo:rsid="00203c3d" officeooo:paragraph-rsid="0020d2e4"/>
    </style:style>
    <style:style style:name="P13" style:family="paragraph" style:parent-style-name="Standard">
      <style:text-properties officeooo:rsid="0020d2e4" officeooo:paragraph-rsid="0020d2e4"/>
    </style:style>
    <style:style style:name="P14" style:family="paragraph" style:parent-style-name="Standard">
      <style:text-properties officeooo:rsid="002179ef" officeooo:paragraph-rsid="002179ef"/>
    </style:style>
    <style:style style:name="P15" style:family="paragraph" style:parent-style-name="Standard">
      <style:text-properties officeooo:rsid="0021ed1a" officeooo:paragraph-rsid="0021ed1a"/>
    </style:style>
    <style:style style:name="P16" style:family="paragraph" style:parent-style-name="Standard">
      <style:text-properties officeooo:rsid="00239f23" officeooo:paragraph-rsid="00239f23"/>
    </style:style>
    <style:style style:name="P17" style:family="paragraph" style:parent-style-name="Standard">
      <style:text-properties officeooo:rsid="00257fc1" officeooo:paragraph-rsid="00257fc1"/>
    </style:style>
    <style:style style:name="P18" style:family="paragraph" style:parent-style-name="Standard">
      <style:text-properties officeooo:rsid="0028e736" officeooo:paragraph-rsid="0028e736"/>
    </style:style>
    <style:style style:name="P19" style:family="paragraph" style:parent-style-name="Standard">
      <style:text-properties officeooo:rsid="0020d2e4" officeooo:paragraph-rsid="0020d2e4"/>
    </style:style>
    <style:style style:name="T1" style:family="text">
      <style:text-properties fo:font-weight="bold" style:font-weight-asian="bold" style:font-weight-complex="bold"/>
    </style:style>
    <style:style style:name="T2" style:family="text">
      <style:text-properties officeooo:rsid="00192e20"/>
    </style:style>
    <style:style style:name="T3" style:family="text">
      <style:text-properties officeooo:rsid="001d22e3"/>
    </style:style>
    <style:style style:name="T4" style:family="text">
      <style:text-properties officeooo:rsid="0020d2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dooo, mis on Odoo. <text:line-break/>Odoo on üks suur while loop</text:p>
      <text:p text:style-name="P1">Seal on 10 rida koodi :) </text:p>
      <text:p text:style-name="P1"/>
      <text:p text:style-name="P1"/>
      <text:p text:style-name="P1">See loop on: def run(self, preload, stop):</text:p>
      <text:p text:style-name="P1"/>
      <text:p text:style-name="P1">KIL <text:span text:style-name="T3">(Global Interperter Lock vms)</text:span>– Python jookseb ühe tuuma peal. Odoo fakeib läbi workerite, et jooksutada mitme tuuma peal ja jaotada ülesandeid</text:p>
      <text:p text:style-name="P1"/>
      <text:p text:style-name="P1">def start(preload=None, stop=False) on see, kus Odoo algab.</text:p>
      <text:p text:style-name="P1"/>
      <text:p text:style-name="P1">Kui tahad näha, kuidas odoo workerid töötavad, pane workers=-1 configa jooksma. Siis jääb Odoo lõputult vabat workerit ootama, tehes oma asju, mida ta teeb päriselt ka oodates workerit.</text:p>
      <text:p text:style-name="P1"/>
      <text:p text:style-name="P1"/>
      <text:p text:style-name="P1">process_Spawn – paneb workereid käima. Kontrollib, kas on piisavalt workereid jooksmas.</text:p>
      <text:p text:style-name="P1">long_polling ehk gevent worker on alati eraldi jooksmas</text:p>
      <text:p text:style-name="P1"/>
      <text:p text:style-name="P1">Worker HTTP – suunatakse edasi</text:p>
      <text:p text:style-name="P1">WorkerCron – ei suunata edasi, käib küsimas, kas on vaja ja pmst haldab kogu croni loogikat</text:p>
      <text:p text:style-name="P1"/>
      <text:p text:style-name="P1"/>
      <text:p text:style-name="P2">tööd tehakse “process_work” commandiga. Accepti taga olalkse kinni, kui midagi teha pole, kui tööd on, siis minnakse edasi “process_request”</text:p>
      <text:p text:style-name="P2"/>
      <text:p text:style-name="P2">process_signals – signaal on mõeldud serverile- restartimine, jms. SIGINT, SIGTERM, SIGHUP, SIGUSR1 SIGTIN, SIGTOU. - nende käskudega on võimalik ka workereid juurde anda ilma serverit resamata</text:p>
      <text:p text:style-name="P2"/>
      <text:p text:style-name="P2"><text:tab/><text:tab/>Seda saab teha nii:</text:p>
      <text:p text:style-name="P2"><text:tab/><text:tab/> mine dockeri sisse, 2) <text:span text:style-name="T1">htop</text:span> 3) <text:s/></text:p>
      <text:p text:style-name="P2"/>
      <text:p text:style-name="P2">htopis tunneb workerid ära: 1) tree modeis – esimene on prefork server, mis tekitab ühenduse, mida workerid pealt kuulavad</text:p>
      <text:p text:style-name="P2">all on kõik vajalikud workeid. Geventiga on lp portid.</text:p>
      <text:p text:style-name="P2">NI 10 on cron workerid – st nad on madalama prioriteediga</text:p>
      <text:p text:style-name="P2">KILL on signaali saatmine htopis (F9) </text:p>
      <text:p text:style-name="P2"/>
      <text:p text:style-name="P2">htopis saab ka signaale otse saata. Igal workeril on oma cache ning neid saab htopiga logidesse saata signaalide abil. </text:p>
      <text:p text:style-name="P2"/>
      <text:p text:style-name="P2">Python ei vabasta kogu mälu, seega kui serverit ei restardi, kasvab mälukasutus. Selle jaoks on soft limit, mis restardib automaatselt, et vabastada mälu, aga sellega kaotatakse cache.</text:p>
      <text:p text:style-name="P2"/>
      <text:p text:style-name="P3">Hard limiteid (OS tasandil Odoo jaoks) saab maha võtta (set_limit_memory_hard_temporary()) funktsiooniga</text:p>
      <text:p text:style-name="P3"/>
      <text:p text:style-name="P3">process_zombie – vaatab aegunud protsesse, mis enam midagi ei tee</text:p>
      <text:p text:style-name="P3"/>
      <text:p text:style-name="P3">process_timeout – sarnane process_zombiele aga tegeleb aegunud protsessidega (liiga kaua käinud)</text:p>
      <text:p text:style-name="P2"/>
      <text:p text:style-name="P3"><text:soft-page-break/>wsgi – web service gateway interface – python spetsifiiline viis protsessida päringuid</text:p>
      <text:p text:style-name="P3">--- </text:p>
      <text:p text:style-name="P3"/>
      <text:p text:style-name="P3">odoo.http.root – päriselt applicationi päringutega processimisega tegeleb</text:p>
      <text:p text:style-name="P3">Application classi all on selle tegevused vist….</text:p>
      <text:p text:style-name="P3"/>
      <text:p text:style-name="P3">Application.__call__ on see, mis algatab… vaata täpsemalt CTRL+F-iga. “Here be dragons” commentaaris on selgitatud rohkem</text:p>
      <text:p text:style-name="P3"/>
      <text:p text:style-name="P6"><text:tab/>_dispatch manageerib, kuidas response kokku pannakse. - suurim töö on vist siin</text:p>
      <text:p text:style-name="P3"/>
      <text:p text:style-name="P4"><text:bookmark-start text:name="__DdeLink__670_1438240634"/>handle_error<text:bookmark-end text:name="__DdeLink__670_1438240634"/>(self, exc: Exception) on see, mis handleib kõik errorid lõpuks. </text:p>
      <text:p text:style-name="P4">_logger.info(“sõnum”, exc_info=True) annab logi</text:p>
      <text:p text:style-name="P4"/>
      <text:p text:style-name="P4">strace – uuri linuxis igasuguseid calle.</text:p>
      <text:p text:style-name="P4"/>
      <text:p text:style-name="P4">Päringuid on kahte liiki : HTTP ja JSON.</text:p>
      <text:p text:style-name="P4"/>
      <text:p text:style-name="P4">Kui Sa routeis ütled ära, siis matchimise hetkel otsitakse reegel, mis seda serveerib, ja siis kasutatakse vastavat dispatcherit. JSON päring kasutab oma error handlerit jne . Samas Failis defineeritud, saad uurida.</text:p>
      <text:p text:style-name="P4"/>
      <text:p text:style-name="P4">Üldine request workflow: Socket, leitakse wsgi kaudu route üles, saadetakse dispatchiga edasi, ning dispatch paneb siis responsei kokku</text:p>
      <text:p text:style-name="P4"/>
      <text:p text:style-name="P4">serve_db – uuri, oluline</text:p>
      <text:p text:style-name="P4"/>
      <text:p text:style-name="P4">sql_db.py – Kuidas toimib postgres</text:p>
      <text:p text:style-name="P4">Postgres töötab nii: (ja Odoosse sisse ehitatud on samtui )connection pool. Osad on vahepeal kinni, siis võetakse need listist välja. Listis on ainult vabad connectionid. </text:p>
      <text:p text:style-name="P4"/>
      <text:p text:style-name="P4">Borrow – kutsutakse kursori seest välja. Kontrollib, kas mul on piisavalt palju connectioneid. </text:p>
      <text:p text:style-name="P4">Kui Sul ühes serveris palju Odoosid. Igas serveris on võimalik 100 ühendust andmebaasi, siis läheb postgresi maru palju logisid ning need ei võeta vastu. pg_bouncer leevendab seda vb. Odoo tahab muidu ühte connectionit hoida alati lahti ja saab errori seetõttu. pg_bouncer teeb järjekorra ja serveerib kõiki päringuid. Selleks on 2 võimalust. Transaction pool ja session pool – odoo kasutab viimast. Transactioni mõtte on teha connection alles siis, kui päriselt on andmeid vaja, seda teeb ka pg_bouncer- nii on võimalik väga palju ühendusi. </text:p>
      <text:p text:style-name="P4"/>
      <text:p text:style-name="P4">Pg bouncer I toeta aga listen and notify funktsionaalsust, meie longpolling aga kasutab seda.</text:p>
      <text:p text:style-name="P4"/>
      <text:p text:style-name="P9">Kuidas ehitada worker: impactic-clouad.base_metrics.server.py – WorkerHTTPMetrics</text:p>
      <text:p text:style-name="P9"/>
      <text:p text:style-name="P10">Kuidas hakata otsima. Otsi start funktsioon või PreforkServer</text:p>
      <text:p text:style-name="P5">Mis on andmebaas? :) </text:p>
      <text:p text:style-name="P4"/>
      <text:p text:style-name="P4">class Cursor</text:p>
      <text:p text:style-name="P4"/>
      <text:p text:style-name="P4">Odoo tegeleb kriitiliste andmetega ning seal ei tohiks olla race conditionit – seetõttu võib näha logides concurrent errorit. Selles on “süüdi” Cursor.</text:p>
      <text:p text:style-name="P4"/>
      <text:p text:style-name="P4">Isolation level – <text:span text:style-name="T2">määrab, kes võidab data race-i</text:span>. <text:span text:style-name="T2">Odoo üritab enamustest lahti saada, aga ta ei kasuta kõige karmimat serialiseerimise taset, mis on suhteliselt aeglane. Loe Cursori kommentaari, kui tahad rohkem aru saada.</text:span></text:p>
      <text:p text:style-name="P4"/>
      <text:p text:style-name="P7">Odoo paneb päringu alguses savepoinit ehk koopia toonasest seisust. Nii välditakse seda, et seotud tegevused tehakse samade andmetega. See väldib ka vigase koodiga andmebaasi lõhkumist.</text:p>
      <text:p text:style-name="P7"/>
      <text:p text:style-name="P7">Try ja except võib ka kursori ära tappa – sellega peab vahepeal arvestama. - Vaata “REPEATABLE READ” kommentaaris</text:p>
      <text:p text:style-name="P7"/>
      <text:p text:style-name="P7">threading.current_thread().query_hooks.append(lambda: logger.info(f”lol”) <text:s/>- paneb iga päringu lõppu logi “lol” , sellele peaks igalt poolt ligi saama, impordi threading liz</text:p>
      <text:p text:style-name="P7"/>
      <text:p text:style-name="P7">logi kirjete lõpus on tihti 3 numbrit. 1 tähendab, mitu SQL päringut tehti, 2. tähendab, palju läks SQL päringute peale, 3. tähendab palju Pythoni peale aega läks</text:p>
      <text:p text:style-name="P7"/>
      <text:p text:style-name="P8"/>
      <text:p text:style-name="P8"/>
      <text:p text:style-name="P8">UUS INFRA:</text:p>
      <text:p text:style-name="P8"/>
      <text:p text:style-name="P8">tegevuse tüübi põhjal saadetakse tegevusi vastavatele workeritele. St nt cronid, reportid, edi, api j vb muud on eraldi workerite peal. Pod on sellise workerite kogumi jaoks konteiner siis pmst. Ühes Pod-is jookseb Odoo kloon.<text:tab/></text:p>
      <text:p text:style-name="P8"/>
      <text:p text:style-name="P8">Impactic cloud -is on <text:s/>repo, mis läheb igasse reposse peale ning seal on näha olulised asjad, mida me igal kliendil muudame. </text:p>
      <text:p text:style-name="P8"/>
      <text:p text:style-name="P8"/>
      <text:p text:style-name="P17">14.12.23:</text:p>
      <text:p text:style-name="P11">STOCK<text:line-break/></text:p>
      <text:p text:style-name="P11">Peaaegu igal kliendil peal. Võib palju ladusid olla. Tootmine tugevalt seotud. Kõik peaks Odoo karbi loogikas tehtav.</text:p>
      <text:p text:style-name="P11"/>
      <text:p text:style-name="P12">Stock.location – <text:span text:style-name="T4">peal on </text:span></text:p>
      <text:p text:style-name="P13">1) tüübi väli – Sisemine on enamustel stocki asukohtadel ainult sisemistesse kohtadesse saab tarnida. Tarnija ja kliendi asukoht, et tuvastada, kust ostetakse või kuhu müüakse. Lao puudujääk on virtuaalne asukoht, kust võetakse mustast august tooteid ja sinna saab ka tooteid panna. Vaade on grupeering asukohtadele. Transiitasukoht on ilma laota asukoht, mis on rmp-s arvel. Selle jaoks, et määrata ladudevahelisi asukohti (nt…???) </text:p>
      <text:p text:style-name="P13"><text:s/>-- Asukoha tüüpe kontrollitakse väga palju ning ise laoreegleid tehes tuleb ilmselt ka kontrollida</text:p>
      <text:p text:style-name="P13">- ära näpi.</text:p>
      <text:p text:style-name="P13"/>
      <text:p text:style-name="P13">should_bypass_reservation – location funktsioon, mis sõltub usage, scrap_location ja company-st. Väga oluline. ÄRA KIRJUTA ÜLE</text:p>
      <text:p text:style-name="P13"><text:soft-page-break/>_should_be_valued – sarnaselt oluline funktsioon, mida ära näpi.</text:p>
      <text:p text:style-name="P13">Stock move ja stock move line.</text:p>
      <text:p text:style-name="P13"/>
      <text:p text:style-name="P13">Lao tuum. Ole ettevaatlik, nende pealt tehakse raamatupidamist, lao seisu arvestamist, hindamist, väga olulised.</text:p>
      <text:p text:style-name="P13"/>
      <text:p text:style-name="P14">Stock quants – väike cache tabel selle jaoks, et kontrollida, kus asuvad tooted ja kui palju neid on.</text:p>
      <text:p text:style-name="P14"/>
      <text:p text:style-name="P14">Stock route – marsruut, kust võetakse Y toodet vajatuse täitmiseks X kohas ja mis reegli alusel. Grupeerib enda alla reegleid, mida kontrollitakse vajaduse täitmiseks</text:p>
      <text:p text:style-name="P14">stock rule – reegel, mis täidab vajadusi</text:p>
      <text:p text:style-name="P15">reeglid on:</text:p>
      <text:p text:style-name="P15">pull -tekitab vajaduse ja võtab määratud kohtadest et seda täita</text:p>
      <text:p text:style-name="P15">push – tekib kui laoseiss eksisteerib ja saadab olemasolevad tooted kohe minema</text:p>
      <text:p text:style-name="P16">lisaks on pull_push, manufacture ja buy. Viimased on erireeglid, mis tekitavad lisaks ka PO või MO vastavalt siis.</text:p>
      <text:p text:style-name="P14">procurement.group – Hanke grupp – summerib vajaduse.</text:p>
      <text:p text:style-name="P14"/>
      <text:p text:style-name="P15">Procure method – hankemeetod, määrab, mida teha kui vajadust ei saa täita..</text:p>
      <text:p text:style-name="P15"/>
      <text:p text:style-name="P15"/>
      <text:p text:style-name="P18">ACCOUNT MOVE LINE</text:p>
      <text:p text:style-name="P18"/>
      <text:p text:style-name="P18">DEBIG CREDIT, <text:s/>väga oluline</text:p>
      <text:p text:style-name="P18"/>
      <text:p text:style-name="P18">debit peab alati olema võrdne creditiga.</text:p>
      <text:p text:style-name="P18"/>
      <text:p text:style-name="P18"/>
      <text:p text:style-name="P18">Pricelist – oluline, aga karbis ei tööta, aga ole väga ettevaatlik ja testi korralikult enne deployimsit</text:p>
      <text:p text:style-name="P18"/>
      <text:p text:style-name="P18"/>
      <text:p text:style-name="P18"/>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3T15:01:59.303137151</meta:creation-date>
    <dc:date>2023-12-20T10:44:40.078711543</dc:date>
    <meta:editing-duration>PT12M12S</meta:editing-duration>
    <meta:editing-cycles>4</meta:editing-cycles>
    <meta:generator>LibreOffice/7.3.7.2$Linux_X86_64 LibreOffice_project/30$Build-2</meta:generator>
    <meta:document-statistic meta:table-count="0" meta:image-count="0" meta:object-count="0" meta:page-count="4" meta:paragraph-count="78" meta:word-count="1045" meta:character-count="7386" meta:non-whitespace-character-count="6360"/>
  </office:meta>
</office:document-meta>
</file>